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05cm" fo:min-width="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05cm" fo:min-width="5.49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1cm" svg:height="2.4cm" svg:x="1.2cm" svg:y="10.501cm">
          <text:p text:style-name="P1"><text:span text:style-name="T1">myworld:My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99cm" svg:height="2.4cm" svg:x="1.2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2.4cm" svg:x="18.401cm" svg:y="1.501cm">
          <text:p text:style-name="P1"><text:span text:style-name="T2">orange0: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cm" svg:height="2.4cm" svg:x="18.4cm" svg:y="3.9cm">
          <text:p text:style-name="P1"><text:span text:style-name="T3">name = “</text:span><text:span text:style-name="T3">みかん </text:span><text:span text:style-name="T3">No.0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12.9cm" svg:x2="18.3cm" svg:y2="5.1cm">
          <text:p/>
        </draw:line>
        <draw:custom-shape draw:style-name="gr3" draw:text-style-name="P6" draw:layer="layout" svg:width="5.7cm" svg:height="2.4cm" svg:x="18.452cm" svg:y="7.552cm">
          <text:p text:style-name="P1"><text:span text:style-name="T2">orange1: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2.4cm" svg:x="18.451cm" svg:y="9.951cm">
          <text:p text:style-name="P1"><text:span text:style-name="T3">name = “</text:span><text:span text:style-name="T3">みかん </text:span><text:span text:style-name="T3">No.1”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cm" svg:height="2.4cm" svg:x="18.403cm" svg:y="13.703cm">
          <text:p text:style-name="P1"><text:span text:style-name="T2">orange2: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2.4cm" svg:x="18.402cm" svg:y="16.102cm">
          <text:p text:style-name="P1"><text:span text:style-name="T3">name = “</text:span><text:span text:style-name="T3">みかん </text:span><text:span text:style-name="T3">No.2”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cm" svg:height="2.4cm" svg:x="18.354cm" svg:y="20.554cm">
          <text:p text:style-name="P1"><text:span text:style-name="T2">orange3:ORANG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2.4cm" svg:x="18.353cm" svg:y="22.953cm">
          <text:p text:style-name="P1"><text:span text:style-name="T3">name = “</text:span><text:span text:style-name="T3">みかん </text:span><text:span text:style-name="T3">No.3”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cm" svg:y1="12.9cm" svg:x2="18.4cm" svg:y2="9.9cm">
          <text:p/>
        </draw:line>
        <draw:line draw:style-name="gr4" draw:text-style-name="P3" draw:layer="layout" svg:x1="7.3cm" svg:y1="13cm" svg:x2="18.6cm" svg:y2="16.2cm">
          <text:p/>
        </draw:line>
        <draw:line draw:style-name="gr4" draw:text-style-name="P3" draw:layer="layout" svg:x1="7.3cm" svg:y1="13cm" svg:x2="18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4:37:38.103689570</dc:date>
    <meta:editing-duration>PT4M2S</meta:editing-duration>
    <meta:editing-cycles>11</meta:editing-cycles>
    <meta:generator>LibreOffice/5.1.6.2$Linux_X86_64 LibreOffice_project/10m0$Build-2</meta:generator>
    <meta:document-statistic meta:object-count="14"/>
  </office:meta>
</office:document-meta>
</file>